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RendererImageInfo.getRenderer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AFPRendererImageInfo( String uri , Rectangle2D pos , Point origin , ImageInfo info , Image img , RendererContext rendererContext , Map foreign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RendererImageInfo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RendererImageInfo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getOrig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getForeig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setRendererContext( RendererContext renderer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getIm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RendererImageInfo.getImage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